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06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8.132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7.37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4.834cm"/>
    </style:style>
    <style:style style:name="gr5" style:family="graphic" style:parent-style-name="objectwithoutfill">
      <style:graphic-properties draw:stroke="solid" svg:stroke-width="0.212cm" draw:marker-start-width="0.521cm" draw:marker-end="Arrow" draw:marker-end-width="0.465cm" draw:fill="none" fo:padding-top="0.18cm" fo:padding-bottom="0.18cm" fo:padding-left="0.305cm" fo:padding-right="0.3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svg:stroke-width="0.212cm" draw:marker-start="" draw:marker-start-width="0.521cm" draw:marker-end="Arrow" draw:marker-end-width="0.465cm" draw:fill="none" fo:padding-top="0.18cm" fo:padding-bottom="0.18cm" fo:padding-left="0.305cm" fo:padding-right="0.305cm"/>
    </style:style>
    <style:style style:name="gr8" style:family="graphic" style:parent-style-name="objectwithoutfill">
      <style:graphic-properties draw:stroke="solid" svg:stroke-width="0.212cm" svg:stroke-color="#0066b3" draw:marker-start-width="0.521cm" draw:marker-end="Arrow" draw:marker-end-width="0.465cm" draw:fill="none" fo:padding-top="0.18cm" fo:padding-bottom="0.18cm" fo:padding-left="0.305cm" fo:padding-right="0.305cm"/>
    </style:style>
    <style:style style:name="gr9" style:family="graphic" style:parent-style-name="standard">
      <style:graphic-properties draw:stroke="solid" draw:stroke-dash="Line_20_with_20_Fine_20_Dots" draw:textarea-horizontal-align="justify" draw:textarea-vertical-align="middle" draw:auto-grow-height="false" fo:min-height="0.47cm" fo:min-width="0.2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a65d" fo:font-size="23pt" fo:font-weight="bold" style:font-size-asian="23pt" style:font-weight-asian="bold" style:font-size-complex="23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a65d" fo:font-size="23pt" fo:font-weight="bold" style:font-size-asian="23pt" style:font-weight-asian="bold" style:font-size-complex="23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23pt" fo:font-weight="bold" style:font-size-asian="23pt" style:font-weight-asian="bold" style:font-size-complex="2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35cm" svg:height="3.556cm" svg:x="19.432cm" svg:y="4.572cm">
          <text:p text:style-name="P1"><text:span text:style-name="T1">Hype</text:span><text:span text:style-name="T1">rvis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8.382cm" svg:x="30.372cm" svg:y="2.286cm">
          <text:p text:style-name="P1"><text:span text:style-name="T1">PCI</text:span></text:p>
          <text:p text:style-name="P1"><text:span text:style-name="T1">Hardwa</text:span><text:span text:style-name="T1">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7.62cm" svg:x="0.594cm" svg:y="2.286cm">
          <text:p text:style-name="P1"><text:span text:style-name="T1">Guest V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34cm" svg:height="5.08cm" svg:x="8.806cm" svg:y="3.572cm">
          <text:p text:style-name="P1"><text:span text:style-name="T1">Virtual</text:span></text:p>
          <text:p text:style-name="P1"><text:span text:style-name="T1">PCI </text:span><text:span text:style-name="T1">Devic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912cm" svg:y1="4.796cm" svg:x2="8.806cm" svg:y2="4.796cm">
          <text:p/>
        </draw:line>
        <draw:frame draw:style-name="gr6" draw:text-style-name="P4" draw:layer="layout" svg:width="3.791cm" svg:height="1.162cm" svg:x="5.096cm" svg:y="3.203cm">
          <draw:text-box>
            <text:p><text:span text:style-name="T2">I</text:span><text:span text:style-name="T2">O</text:span><text:span text:style-name="T2">/</text:span><text:span text:style-name="T2">M</text:span><text:span text:style-name="T2">M</text:span><text:span text:style-name="T2">I</text:span><text:span text:style-name="T2">O</text:span></text:p>
          </draw:text-box>
        </draw:frame>
        <draw:line draw:style-name="gr5" draw:text-style-name="P3" draw:layer="layout" svg:x1="14.059cm" svg:y1="4.796cm" svg:x2="19.432cm" svg:y2="4.826cm">
          <text:p/>
        </draw:line>
        <draw:line draw:style-name="gr7" draw:text-style-name="P3" draw:layer="layout" svg:x1="25.707cm" svg:y1="4.807cm" svg:x2="30.372cm" svg:y2="4.837cm">
          <text:p/>
        </draw:line>
        <draw:line draw:style-name="gr8" draw:text-style-name="P3" draw:layer="layout" svg:x1="30.319cm" svg:y1="7.233cm" svg:x2="25.654cm" svg:y2="7.233cm">
          <text:p/>
        </draw:line>
        <draw:line draw:style-name="gr8" draw:text-style-name="P3" draw:layer="layout" svg:x1="19.379cm" svg:y1="7.222cm" svg:x2="14.006cm" svg:y2="7.222cm">
          <text:p/>
        </draw:line>
        <draw:line draw:style-name="gr8" draw:text-style-name="P3" draw:layer="layout" svg:x1="8.753cm" svg:y1="7.096cm" svg:x2="4.859cm" svg:y2="7.096cm">
          <text:p/>
        </draw:line>
        <draw:frame draw:style-name="gr6" draw:text-style-name="P4" draw:layer="layout" svg:width="5.734cm" svg:height="1.162cm" svg:x="13.997cm" svg:y="3.203cm">
          <draw:text-box>
            <text:p><text:span text:style-name="T2">Trap IO/MMIO</text:span></text:p>
          </draw:text-box>
        </draw:frame>
        <draw:frame draw:style-name="gr6" draw:text-style-name="P5" draw:layer="layout" svg:width="7.271cm" svg:height="2.073cm" svg:x="23.297cm" svg:y="2.448cm">
          <draw:text-box>
            <text:p text:style-name="P1"><text:span text:style-name="T2">Redirect IO/MMIO</text:span></text:p>
            <text:p text:style-name="P1"><text:span text:style-name="T2">to hardware</text:span></text:p>
          </draw:text-box>
        </draw:frame>
        <draw:frame draw:style-name="gr6" draw:text-style-name="P5" draw:layer="layout" svg:width="5.019cm" svg:height="2.073cm" svg:x="24.998cm" svg:y="8.649cm">
          <draw:text-box>
            <text:p text:style-name="P1"><text:span text:style-name="T2">Result from</text:span></text:p>
            <text:p text:style-name="P1"><text:span text:style-name="T2">hardware</text:span></text:p>
          </draw:text-box>
        </draw:frame>
        <draw:frame draw:style-name="gr6" draw:text-style-name="P5" draw:layer="layout" svg:width="7.821cm" svg:height="3.895cm" svg:x="6.397cm" svg:y="8.738cm">
          <draw:text-box>
            <text:p text:style-name="P1"><text:span text:style-name="T2">Propagate result</text:span></text:p>
            <text:p text:style-name="P1"><text:span text:style-name="T2">to virtual device</text:span></text:p>
            <text:p text:style-name="P1"><text:span text:style-name="T2">and</text:span></text:p>
            <text:p text:style-name="P1"><text:span text:style-name="T2">restore VM context</text:span></text:p>
          </draw:text-box>
        </draw:frame>
        <draw:custom-shape draw:style-name="gr9" draw:text-style-name="P1" draw:layer="layout" svg:width="1.016cm" svg:height="1.016cm" svg:x="6.312cm" svg:y="1.9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016cm" svg:height="1.016cm" svg:x="16.513cm" svg:y="1.9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016cm" svg:height="1.016cm" svg:x="26.914cm" svg:y="1.36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016cm" svg:height="1.016cm" svg:x="23.715cm" svg:y="8.66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016cm" svg:height="1.016cm" svg:x="5.816cm" svg:y="10.26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10:23:34.064936356</dc:date>
    <meta:editing-duration>PT4H48M41S</meta:editing-duration>
    <meta:editing-cycles>167</meta:editing-cycles>
    <meta:generator>LibreOffice/6.0.7.3$Linux_X86_64 LibreOffice_project/00m0$Build-3</meta:generator>
    <meta:document-statistic meta:object-count="43"/>
  </office:meta>
</office:document-meta>
</file>